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308b"/>
    </style:style>
    <style:style style:name="P2" style:family="paragraph" style:parent-style-name="Standard">
      <style:text-properties officeooo:paragraph-rsid="000d52b4"/>
    </style:style>
    <style:style style:name="P3" style:family="paragraph" style:parent-style-name="Standard">
      <style:text-properties officeooo:rsid="00040ef6" officeooo:paragraph-rsid="00040ef6"/>
    </style:style>
    <style:style style:name="P4" style:family="paragraph" style:parent-style-name="Standard">
      <style:text-properties officeooo:rsid="00055bc0" officeooo:paragraph-rsid="00055bc0"/>
    </style:style>
    <style:style style:name="P5" style:family="paragraph" style:parent-style-name="Standard">
      <style:text-properties style:text-position="0% 100%" officeooo:rsid="0005735e" officeooo:paragraph-rsid="0005735e"/>
    </style:style>
    <style:style style:name="P6" style:family="paragraph" style:parent-style-name="Standard">
      <style:text-properties style:text-position="0% 100%" officeooo:rsid="0005735e" officeooo:paragraph-rsid="00084b83"/>
    </style:style>
    <style:style style:name="P7" style:family="paragraph" style:parent-style-name="Standard">
      <style:text-properties style:text-position="0% 100%" officeooo:rsid="0005735e" officeooo:paragraph-rsid="00320a17"/>
    </style:style>
    <style:style style:name="P8" style:family="paragraph" style:parent-style-name="Standard">
      <style:text-properties style:text-position="0% 100%" officeooo:rsid="001090fa" officeooo:paragraph-rsid="001090fa"/>
    </style:style>
    <style:style style:name="P9" style:family="paragraph" style:parent-style-name="Standard">
      <style:text-properties style:text-position="0% 100%" officeooo:rsid="00084b83" officeooo:paragraph-rsid="00084b83"/>
    </style:style>
    <style:style style:name="P10" style:family="paragraph" style:parent-style-name="Standard">
      <style:text-properties style:text-position="0% 100%" officeooo:rsid="00084b83" officeooo:paragraph-rsid="002ef757"/>
    </style:style>
    <style:style style:name="P11" style:family="paragraph" style:parent-style-name="Standard">
      <style:text-properties style:text-position="0% 100%" officeooo:rsid="00084b83" officeooo:paragraph-rsid="00320a17"/>
    </style:style>
    <style:style style:name="P12" style:family="paragraph" style:parent-style-name="Standard">
      <style:text-properties style:text-position="0% 100%" officeooo:rsid="000b0ca2" officeooo:paragraph-rsid="000b0ca2"/>
    </style:style>
    <style:style style:name="P13" style:family="paragraph" style:parent-style-name="Standard">
      <style:text-properties style:text-position="0% 100%" officeooo:rsid="000b0ca2" officeooo:paragraph-rsid="002d2547"/>
    </style:style>
    <style:style style:name="P14" style:family="paragraph" style:parent-style-name="Standard">
      <style:text-properties style:text-position="0% 100%" officeooo:rsid="000b0ca2" officeooo:paragraph-rsid="00320a17"/>
    </style:style>
    <style:style style:name="P15" style:family="paragraph" style:parent-style-name="Standard">
      <style:text-properties style:text-position="0% 100%" officeooo:rsid="000d52b4" officeooo:paragraph-rsid="000d52b4"/>
    </style:style>
    <style:style style:name="P16" style:family="paragraph" style:parent-style-name="Standard">
      <style:text-properties style:text-position="0% 100%" officeooo:rsid="000d52b4" officeooo:paragraph-rsid="00320a17"/>
    </style:style>
    <style:style style:name="P17" style:family="paragraph" style:parent-style-name="Standard">
      <style:text-properties style:text-position="0% 100%" officeooo:rsid="001f4a4f" officeooo:paragraph-rsid="001f4a4f"/>
    </style:style>
    <style:style style:name="P18" style:family="paragraph" style:parent-style-name="Standard">
      <style:text-properties style:text-position="0% 100%" officeooo:rsid="001b2994" officeooo:paragraph-rsid="001b2994"/>
    </style:style>
    <style:style style:name="P19" style:family="paragraph" style:parent-style-name="Standard">
      <style:text-properties style:text-position="0% 100%" officeooo:rsid="0024dd87" officeooo:paragraph-rsid="0024dd87"/>
    </style:style>
    <style:style style:name="P20" style:family="paragraph" style:parent-style-name="Standard">
      <style:text-properties style:text-position="0% 100%" officeooo:rsid="000a0f76" officeooo:paragraph-rsid="00261997"/>
    </style:style>
    <style:style style:name="P21" style:family="paragraph" style:parent-style-name="Standard">
      <style:text-properties style:text-position="0% 100%" officeooo:rsid="000a0f76" officeooo:paragraph-rsid="0026c05a"/>
    </style:style>
    <style:style style:name="P22" style:family="paragraph" style:parent-style-name="Standard">
      <style:text-properties style:text-position="0% 100%" officeooo:rsid="000befda" officeooo:paragraph-rsid="00320a17"/>
    </style:style>
    <style:style style:name="P23" style:family="paragraph" style:parent-style-name="Standard">
      <style:text-properties style:text-position="0% 100%" officeooo:rsid="0027ece6" officeooo:paragraph-rsid="0027ece6"/>
    </style:style>
    <style:style style:name="P24" style:family="paragraph" style:parent-style-name="Standard">
      <style:text-properties style:text-position="0% 100%" officeooo:rsid="002ef757" officeooo:paragraph-rsid="002ef757"/>
    </style:style>
    <style:style style:name="P25" style:family="paragraph" style:parent-style-name="Standard">
      <style:text-properties style:text-position="0% 100%" officeooo:rsid="00320a17" officeooo:paragraph-rsid="00320a17"/>
    </style:style>
    <style:style style:name="P26" style:family="paragraph" style:parent-style-name="Standard">
      <style:text-properties officeooo:paragraph-rsid="0018a936"/>
    </style:style>
    <style:style style:name="P27" style:family="paragraph" style:parent-style-name="Standard">
      <style:text-properties officeooo:paragraph-rsid="001f4a4f"/>
    </style:style>
    <style:style style:name="P28" style:family="paragraph" style:parent-style-name="Standard">
      <style:text-properties officeooo:paragraph-rsid="0020670a"/>
    </style:style>
    <style:style style:name="P29" style:family="paragraph" style:parent-style-name="Standard">
      <style:text-properties officeooo:paragraph-rsid="000b0ca2"/>
    </style:style>
    <style:style style:name="P30" style:family="paragraph" style:parent-style-name="Standard">
      <style:text-properties officeooo:paragraph-rsid="001121af"/>
    </style:style>
    <style:style style:name="P31" style:family="paragraph" style:parent-style-name="Standard">
      <style:text-properties officeooo:paragraph-rsid="00352583"/>
    </style:style>
    <style:style style:name="P32" style:family="paragraph" style:parent-style-name="Standard">
      <style:text-properties officeooo:paragraph-rsid="00055bc0"/>
    </style:style>
    <style:style style:name="P33" style:family="paragraph" style:parent-style-name="Standard">
      <style:paragraph-properties fo:break-before="page"/>
      <style:text-properties officeooo:rsid="00055bc0" officeooo:paragraph-rsid="00055bc0"/>
    </style:style>
    <style:style style:name="P34" style:family="paragraph" style:parent-style-name="Standard">
      <style:text-properties style:text-position="0% 100%" officeooo:rsid="00055bc0" officeooo:paragraph-rsid="00352583"/>
    </style:style>
    <style:style style:name="P35" style:family="paragraph" style:parent-style-name="Standard">
      <style:text-properties style:text-position="0% 100%" officeooo:rsid="0005735e" officeooo:paragraph-rsid="0020670a"/>
    </style:style>
    <style:style style:name="P36" style:family="paragraph" style:parent-style-name="Standard" style:list-style-name="L2">
      <style:text-properties style:text-position="0% 100%" officeooo:rsid="0005735e" officeooo:paragraph-rsid="0005735e"/>
    </style:style>
    <style:style style:name="P37" style:family="paragraph" style:parent-style-name="Standard" style:list-style-name="L3">
      <style:text-properties style:text-position="0% 100%" officeooo:rsid="00068aa3" officeooo:paragraph-rsid="00068aa3"/>
    </style:style>
    <style:style style:name="P38" style:family="paragraph" style:parent-style-name="Standard" style:list-style-name="L4">
      <style:text-properties style:text-position="0% 100%" officeooo:rsid="001b2994" officeooo:paragraph-rsid="001b2994"/>
    </style:style>
    <style:style style:name="P39" style:family="paragraph" style:parent-style-name="Standard" style:list-style-name="L4">
      <style:text-properties style:text-position="0% 100%" officeooo:rsid="000befda" officeooo:paragraph-rsid="000befda"/>
    </style:style>
    <style:style style:name="P40" style:family="paragraph" style:parent-style-name="Standard" style:list-style-name="L5">
      <style:text-properties style:text-position="0% 100%" officeooo:rsid="0027ece6" officeooo:paragraph-rsid="0027ece6"/>
    </style:style>
    <style:style style:name="P41" style:family="paragraph" style:parent-style-name="Standard" style:list-style-name="L5">
      <style:text-properties style:text-position="0% 100%" officeooo:rsid="000b0ca2" officeooo:paragraph-rsid="0027ece6"/>
    </style:style>
    <style:style style:name="P42" style:family="paragraph" style:parent-style-name="Standard" style:list-style-name="L5">
      <style:text-properties style:text-position="0% 100%" officeooo:rsid="000b0ca2" officeooo:paragraph-rsid="002920a3"/>
    </style:style>
    <style:style style:name="P43" style:family="paragraph" style:parent-style-name="Standard" style:list-style-name="L5">
      <style:text-properties style:text-position="0% 100%" officeooo:rsid="00301f57" officeooo:paragraph-rsid="00301f57"/>
    </style:style>
    <style:style style:name="P44" style:family="paragraph" style:parent-style-name="Standard" style:list-style-name="L5">
      <style:text-properties style:text-position="0% 100%" officeooo:rsid="002920a3" officeooo:paragraph-rsid="002920a3"/>
    </style:style>
    <style:style style:name="P45" style:family="paragraph" style:parent-style-name="Standard" style:list-style-name="L6">
      <style:text-properties style:text-position="0% 100%" officeooo:rsid="000b308b" officeooo:paragraph-rsid="000b308b"/>
    </style:style>
    <style:style style:name="P46" style:family="paragraph" style:parent-style-name="Standard" style:list-style-name="L1">
      <style:text-properties officeooo:paragraph-rsid="001f4a4f"/>
    </style:style>
    <style:style style:name="P47" style:family="paragraph" style:parent-style-name="Standard" style:list-style-name="L2">
      <style:text-properties officeooo:paragraph-rsid="0005735e"/>
    </style:style>
    <style:style style:name="P48" style:family="paragraph" style:parent-style-name="Standard" style:list-style-name="L3">
      <style:text-properties officeooo:paragraph-rsid="00068aa3"/>
    </style:style>
    <style:style style:name="P49" style:family="paragraph" style:parent-style-name="Standard" style:list-style-name="L4">
      <style:text-properties officeooo:paragraph-rsid="000befda"/>
    </style:style>
    <style:style style:name="P50" style:family="paragraph" style:parent-style-name="Standard" style:list-style-name="L4">
      <style:text-properties officeooo:paragraph-rsid="0013a629"/>
    </style:style>
    <style:style style:name="P51" style:family="paragraph" style:parent-style-name="Standard" style:list-style-name="L6">
      <style:text-properties officeooo:paragraph-rsid="000b308b"/>
    </style:style>
    <style:style style:name="P5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121af"/>
    </style:style>
    <style:style style:name="T11" style:family="text">
      <style:text-properties style:text-position="0% 100%" officeooo:rsid="0011f7a9"/>
    </style:style>
    <style:style style:name="T12" style:family="text">
      <style:text-properties style:text-position="0% 100%" officeooo:rsid="0013a629"/>
    </style:style>
    <style:style style:name="T13" style:family="text">
      <style:text-properties style:text-position="0% 100%" officeooo:rsid="0014db73"/>
    </style:style>
    <style:style style:name="T14" style:family="text">
      <style:text-properties style:text-position="0% 100%" officeooo:rsid="0018a936"/>
    </style:style>
    <style:style style:name="T15" style:family="text">
      <style:text-properties style:text-position="0% 100%" officeooo:rsid="0018f97b"/>
    </style:style>
    <style:style style:name="T16" style:family="text">
      <style:text-properties style:text-position="0% 100%" officeooo:rsid="001b2994"/>
    </style:style>
    <style:style style:name="T17" style:family="text">
      <style:text-properties style:text-position="0% 100%" officeooo:rsid="001f4a4f"/>
    </style:style>
    <style:style style:name="T18" style:family="text">
      <style:text-properties style:text-position="0% 100%" officeooo:rsid="0020670a"/>
    </style:style>
    <style:style style:name="T19" style:family="text">
      <style:text-properties style:text-position="0% 100%" officeooo:rsid="00225ec4"/>
    </style:style>
    <style:style style:name="T20" style:family="text">
      <style:text-properties style:text-position="0% 100%" officeooo:rsid="0024dd87"/>
    </style:style>
    <style:style style:name="T21" style:family="text">
      <style:text-properties style:text-position="0% 100%" officeooo:rsid="00261997"/>
    </style:style>
    <style:style style:name="T22" style:family="text">
      <style:text-properties style:text-position="0% 100%" officeooo:rsid="0026c05a"/>
    </style:style>
    <style:style style:name="T23" style:family="text">
      <style:text-properties style:text-position="0% 100%" officeooo:rsid="0027ece6"/>
    </style:style>
    <style:style style:name="T24" style:family="text">
      <style:text-properties style:text-position="0% 100%" officeooo:rsid="002920a3"/>
    </style:style>
    <style:style style:name="T25" style:family="text">
      <style:text-properties style:text-position="0% 100%" officeooo:rsid="0029e1e6"/>
    </style:style>
    <style:style style:name="T26" style:family="text">
      <style:text-properties style:text-position="0% 100%" officeooo:rsid="002ef757"/>
    </style:style>
    <style:style style:name="T27" style:family="text">
      <style:text-properties style:text-position="0% 100%" officeooo:rsid="00352583"/>
    </style:style>
    <style:style style:name="T28" style:family="text">
      <style:text-properties officeooo:rsid="001090fa"/>
    </style:style>
    <style:style style:name="T29" style:family="text">
      <style:text-properties officeooo:rsid="0018f97b"/>
    </style:style>
    <style:style style:name="T30" style:family="text">
      <style:text-properties officeooo:rsid="001a19a4"/>
    </style:style>
    <style:style style:name="T31" style:family="text">
      <style:text-properties officeooo:rsid="001cf642"/>
    </style:style>
    <style:style style:name="T32" style:family="text">
      <style:text-properties officeooo:rsid="001f4a4f"/>
    </style:style>
    <style:style style:name="T33" style:family="text">
      <style:text-properties officeooo:rsid="0020670a"/>
    </style:style>
    <style:style style:name="T34" style:family="text">
      <style:text-properties officeooo:rsid="00225ec4"/>
    </style:style>
    <style:style style:name="T35" style:family="text">
      <style:text-properties officeooo:rsid="0024dd87"/>
    </style:style>
    <style:style style:name="T36" style:family="text">
      <style:text-properties officeooo:rsid="00261997"/>
    </style:style>
    <style:style style:name="T37" style:family="text">
      <style:text-properties officeooo:rsid="0026c05a"/>
    </style:style>
    <style:style style:name="T38" style:family="text">
      <style:text-properties officeooo:rsid="0027ece6"/>
    </style:style>
    <style:style style:name="T39" style:family="text">
      <style:text-properties officeooo:rsid="002920a3"/>
    </style:style>
    <style:style style:name="T40" style:family="text">
      <style:text-properties officeooo:rsid="0018a936"/>
    </style:style>
    <style:style style:name="T41" style:family="text">
      <style:text-properties officeooo:rsid="0029e1e6"/>
    </style:style>
    <style:style style:name="T42" style:family="text">
      <style:text-properties officeooo:rsid="002a0dfe"/>
    </style:style>
    <style:style style:name="T43" style:family="text">
      <style:text-properties officeooo:rsid="002d2547"/>
    </style:style>
    <style:style style:name="T44" style:family="text">
      <style:text-properties officeooo:rsid="002d8877"/>
    </style:style>
    <style:style style:name="T45" style:family="text">
      <style:text-properties officeooo:rsid="002ef757"/>
    </style:style>
    <style:style style:name="T46" style:family="text">
      <style:text-properties officeooo:rsid="00301f57"/>
    </style:style>
    <style:style style:name="T47" style:family="text">
      <style:text-properties officeooo:rsid="00320a17"/>
    </style:style>
    <style:style style:name="T48" style:family="text">
      <style:text-properties officeooo:rsid="00352583"/>
    </style:style>
    <style:style style:name="T49" style:family="text">
      <style:text-properties officeooo:rsid="0036b60f"/>
    </style:style>
    <style:style style:name="T50" style:family="text">
      <style:text-properties officeooo:rsid="003806b3"/>
    </style:style>
    <style:style style:name="T51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OLO: Esame di Digital System Design</text:p>
      <text:p text:style-name="P3">SOTTOTITOLO: Implementazione di un modulo CRC mittente/destinatario in VHDL</text:p>
      <text:p text:style-name="P4">DESIGNER: Costa David &amp; Peraz Giuliano</text:p>
      <text:p text:style-name="P33">COSA È IL CRC <text:span text:style-name="T47">[TITOLO]</text:span></text:p>
      <text:p text:style-name="P32"><text:span text:style-name="T1">CRC (Cyclic Redundancy Code/Check) è un algoritmo di rilevazione degli errori utilizzato spesso nelle trasmissioni dat</text:span><text:span text:style-name="T28">i </text:span><text:span text:style-name="T33">quali USB, ATM, GSM</text:span><text:span text:style-name="T1">.</text:span></text:p>
      <text:p text:style-name="P4">Il funzionamento si basa sull’invio di un messaggio di M bit ai quali <text:span text:style-name="T48">seguono</text:span> F bit di ridondanza che contengono il codice CRC.</text:p>
      <text:p text:style-name="P4"/>
      <text:p text:style-name="P31"><text:span text:style-name="T48">Il messaggio binario è considerato come un polinomio di ordine M</text:span><text:span text:style-name="T49">-1</text:span><text:span text:style-name="T48"> in cui ogni bit rappresenta un coefficiente della somma di potenze, ad esempio:</text:span><text:span text:style-name="T2"><text:line-break/>1 0000 1010 = 1*x^8+0*x^7+0*x^6+..+1*x^3+0*x^2+1*x^1+0*x^0 = x^8+x^3+x^1</text:span></text:p>
      <text:p text:style-name="P34"/>
      <text:p text:style-name="P28"><text:span text:style-name="T2">L’algoritmo prevede la definizione di un polinomio di ordine F che sarà usato </text:span><text:span text:style-name="T18">per </text:span><text:span text:style-name="T27">calcolare</text:span><text:span text:style-name="T18"> il codice CRC da spedire, </text:span><text:span text:style-name="T27">oppure per verificare l'integrità del dato ricevuto, per tale ragione il polinomio divisore deve essere noto sia al mittente che al destinatario</text:span><text:span text:style-name="T2">. </text:span><text:span text:style-name="T27">L'efficacia nella rivelazione degli errori dipende fortemente dal polimonio divisore (che</text:span><text:span text:style-name="T2"> deve possedere alcune caratteristiche matematiche particolar</text:span><text:span text:style-name="T3">i</text:span><text:span text:style-name="T27">) per questa ragione</text:span><text:span text:style-name="T2"> ne esistono già </text:span><text:span text:style-name="T27">alcuni </text:span><text:span text:style-name="T2">standard </text:span><text:span text:style-name="T27">di comprovata efficacia</text:span><text:span text:style-name="T2">. </text:span><text:span text:style-name="T18">Una lista esaustiva di tali codici si può reperire sul sito su Wikipedia inglese alla voce Cyclic Redundancy Check</text:span><text:span text:style-name="T3">.</text:span></text:p>
      <text:p text:style-name="P35"/>
      <text:p text:style-name="P7">COME SI CALCOLA IL CRC<text:span text:style-name="T47">[TITOLO]</text:span></text:p>
      <text:p text:style-name="P28"><text:span text:style-name="T18">Il calcolo del CRC non è altro che una divisione polinomiale tra il messaggio e polinomio divisore.</text:span><text:span text:style-name="T3"> </text:span><text:span text:style-name="T19">Al termine</text:span><text:span text:style-name="T3"> della </text:span><text:span text:style-name="T19">divisione</text:span><text:span text:style-name="T3"> si avr</text:span><text:span text:style-name="T19">anno</text:span><text:span text:style-name="T3"> risultato e <text:s/>resto, </text:span><text:span text:style-name="T19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19">a stringa</text:span><text:span text:style-name="T5"> da inviare.</text:span></text:p>
      <text:p text:style-name="P5">[immagine esplicativa tratta spudoratamente da Wiki]</text:p>
      <text:p text:style-name="P8">Al termine della trasmissione d<text:span text:style-name="T34">ella stringa di bit lunga M+F bit </text:span>il destinatario potrà verificare la correttezza dividendo ciò che ha ricevuto per lo stesso polinomio divisore del mittente, se il resto <text:span text:style-name="T50">è</text:span> nullo allora il messaggio trasmesso <text:span text:style-name="T50">è stato</text:span> ricevuto correttamente.</text:p>
      <text:p text:style-name="P5"/>
      <text:p text:style-name="P7">COSA È STATO IMPLEMENTATO <office:annotation><dc:creator>Unknown Author</dc:creator><dc:date>2013-01-13T16:02:13</dc:date><text:p text:style-name="P52"><text:span text:style-name="T51">Fonderei COSA e COME</text:span></text:p></office:annotation><text:span text:style-name="T47">[TITOLO]</text:span></text:p>
      <text:p text:style-name="P6">Noi abbiamo implementato un modulo CRC mittente/destinatario sincrono, cioè un componente hardware capace di funzionare sia come mittente di <text:span text:style-name="T45">una stringa di bit formata da </text:span>messaggio + CRC sia come destinatario in grado di verificare se <text:span text:style-name="T45">la stringa</text:span> è giunt<text:span text:style-name="T45">a</text:span> a destinazione senza alcun errore.</text:p>
      <text:p text:style-name="P30"><text:span text:style-name="T26">Le specifiche fornite impongono </text:span><text:span text:style-name="T10">M = 56 bit e F = 8 bit per un totale </text:span><text:span text:style-name="T11">T=</text:span><text:span text:style-name="T10"> 64 bit di messaggio da trasmettere o da ricevere. </text:span></text:p>
      <text:p text:style-name="P17">Il comportamento del modulo è il seguente:</text:p>
      <text:list xml:id="list18108843501" text:style-name="L1">
        <text:list-item>
          <text:p text:style-name="P46"><text:span text:style-name="T5">mittente: riceve in input una sequenza di 56 bit che inizia a trasmettere dopo </text:span><text:span text:style-name="T10">8</text:span><text:span text:style-name="T5"> cicli di clock e </text:span><text:span text:style-name="T15">durante la ricezione del m</text:span><text:span text:style-name="T16">e</text:span><text:span text:style-name="T15">ssaggio</text:span><text:span text:style-name="T5"> è calcolato il CRC da inserire in coda al messaggio di output;</text:span></text:p>
        </text:list-item>
        <text:list-item>
          <text:p text:style-name="P46"><text:span text:style-name="T5">destinatario: riceve in ingresso un messaggio di 64 bit del quale deve calcolare il CRC. In output è replicato il messaggio ricevuto in ingresso ma gli ultimi </text:span><text:span text:style-name="T10">8</text:span><text:span text:style-name="T5"> bit segnalano l’effettiva correttezza del messaggio ricevuto. </text:span></text:p>
        </text:list-item>
      </text:list>
      <text:p text:style-name="P27"><text:span text:style-name="T5">Noi abbiamo impostato che gli ultimi </text:span><text:span text:style-name="T10">8</text:span><text:span text:style-name="T5"> bit siano uguali a 0 se il messaggio ricevuto è corretto, </text:span><text:span text:style-name="T22">q</text:span><text:span text:style-name="T10">uesto per poter sfruttare la capacità di rivelazione dell’errore da parte dell’algoritmo CRC senza dover aggiungere ulteriori moduli che potessero complicare il design.</text:span></text:p>
      <text:p text:style-name="P6">Il chip ha il seguente layout<office:annotation><dc:creator>Unknown Author</dc:creator><dc:date>2013-01-13T16:02:45</dc:date><text:p text:style-name="P52"><text:span text:style-name="T51">Credo che “layout” si riferisca solamente a come sono disposti i transistor,</text:span></text:p><text:p text:style-name="P52"><text:span text:style-name="T51">Quindi “il chip ha i seguenti ingressi/uscite” oppure “il chip ha la seguente interfaccia”</text:span></text:p></office:annotation>:</text:p>
      <text:p text:style-name="P5">[Immagine di layout esterno di CRC_top]</text:p>
      <text:p text:style-name="P5">Descrizione dei segnali:</text:p>
      <text:list xml:id="list1668657149" text:style-name="L2">
        <text:list-item>
          <text:p text:style-name="P36">md : indica al chip se funzionare come mittente o come destinatario <text:span text:style-name="T31">(0 = mittente, 1 = destinatario)</text:span>;</text:p>
        </text:list-item>
        <text:list-item>
          <text:p text:style-name="P36">line_in : <text:span text:style-name="T29">linea seriale in ingresso, da questa vengono trasmessi/ricevuti i bit</text:span>;</text:p>
        </text:list-item>
        <text:list-item>
          <text:p text:style-name="P36">clock : <text:span text:style-name="T29">temporizzatore per sincronizzazione del circuito e della logica interna</text:span>;</text:p>
        </text:list-item>
        <text:list-item>
          <text:p text:style-name="P36">reset : <text:span text:style-name="T29">per ripristinare il circuito e portarlo in uno stato conosciuto</text:span>;</text:p>
        </text:list-item>
        <text:list-item>
          <text:p text:style-name="P36"><text:soft-page-break/>line_out : <text:span text:style-name="T29">output seriale dal quale escono i 64 bit (56 messaggio + 8 CRC se mittente, 56 + 8 di verifica se destinatario)</text:span>;</text:p>
        </text:list-item>
        <text:list-item>
          <text:p text:style-name="P47"><text:span text:style-name="T3">busy : indica quando il circuito è impegnato a </text:span><text:span text:style-name="T15">inviare su line_out</text:span><text:span text:style-name="T3"> il CRC.</text:span></text:p>
        </text:list-item>
      </text:list>
      <text:p text:style-name="P5"/>
      <text:p text:style-name="P7">COME È STATO IMPLEMENTATO<text:span text:style-name="T47">[TITOLO]</text:span></text:p>
      <text:p text:style-name="P5">La descrizione del circuito è la seguente:</text:p>
      <text:p text:style-name="P5">[immagine del diagramma a blocchi]</text:p>
      <text:p text:style-name="P7">DESCRIZIONE DEI BLOCCHI:<text:span text:style-name="T47">[SOTTOTITOLO]</text:span></text:p>
      <text:list xml:id="list559043378" text:style-name="L3">
        <text:list-item>
          <text:p text:style-name="P48"><text:span text:style-name="T4">SHIFT_REGISTER: serve principalmente per sincronizzare l’uscita e per ritardare di </text:span><text:span text:style-name="T17">8</text:span><text:span text:style-name="T4"> cicli di clock </text:span><text:span text:style-name="T22">l’invio del messaggio </text:span><text:span text:style-name="T4">in modo da </text:span><text:span text:style-name="T26">calcolare il codice CRC e </text:span><text:span text:style-name="T4">spedire </text:span><text:span text:style-name="T13">tutti i </text:span><text:span text:style-name="T26">56 + 8 </text:span><text:span text:style-name="T13"><text:s/>bit </text:span><text:span text:style-name="T26">contiguamente</text:span><text:span text:style-name="T13">, sia che </text:span><text:span text:style-name="T17">il modulo sia impostato come</text:span><text:span text:style-name="T13"> mittente </text:span><text:span text:style-name="T22">sia</text:span><text:span text:style-name="T13"> </text:span><text:span text:style-name="T17">come </text:span><text:span text:style-name="T13">destinatario</text:span><text:span text:style-name="T4">.</text:span></text:p>
        </text:list-item>
        <text:list-item>
          <text:p text:style-name="P48"><text:span text:style-name="T4">CRC_LOGIC: è uno shift register con </text:span><text:span text:style-name="T13">la possibilità di abilitare la </text:span><text:span text:style-name="T4">funzione di calcolo del CRC mediante il segnale enable_</text:span><text:span text:style-name="T22">crc</text:span><text:span text:style-name="T4">;</text:span></text:p>
        </text:list-item>
        <text:list-item>
          <text:p text:style-name="P48"><text:span text:style-name="T4">CRC_CONTROLLER: abilita il calcolo del codice CRC </text:span><text:span text:style-name="T22">e </text:span><text:span text:style-name="T4">controlla quale sia</text:span><text:span text:style-name="T22">no i bit da spedire su line_out</text:span><text:span text:style-name="T4">;</text:span></text:p>
        </text:list-item>
        <text:list-item>
          <text:p text:style-name="P37">MULTIPLEXER: multiplexa l’uscita tra <text:span text:style-name="T32">lo SHIFT_REGISTER</text:span> e CRC_<text:span text:style-name="T32">LOGIC in modo da inviare prima tutti i 56 bit del messaggio ricevuto e poi gli 8 bit di CRC/codice di rilevazione errori contenuti nel CRC_LOGIC</text:span>;</text:p>
        </text:list-item>
        <text:list-item>
          <text:p text:style-name="P37">MD_ENABLE: imposta il comportamento della logica come mittente o come destinatario, <text:span text:style-name="T32">disabilita la propagazione del segnale di CRC_CONTROLLER alla CRC_LOGIC per continuare a calcolare il CRC nel caso il modulo fosse impostato come destinatario</text:span>.</text:p>
        </text:list-item>
      </text:list>
      <text:p text:style-name="P24">I blocchi SHIFT_REGISTER, CRC_LOGIC e CRC_CONTROLLER hanno parametri generici in modo da essere riutilizzabili per calcolare diversi polinomi o per essere utilizzati in progetti successivi.</text:p>
      <text:list xml:id="list2084571589" text:continue-numbering="true" text:style-name="L3">
        <text:list-header>
          <text:p text:style-name="P37"/>
        </text:list-header>
      </text:list>
      <text:p text:style-name="P22">MOTIVAZIONE DELL’IMPLEMENTAZIONE<text:span text:style-name="T47">[SOTTOTITOLO] </text:span><text:span text:style-name="T47"><office:annotation><dc:creator>Unknown Author</dc:creator><dc:date>2013-01-13T16:04:25</dc:date><text:p text:style-name="P52"><text:span text:style-name="T51">Criteri utilizzati nella progettazione</text:span></text:p></office:annotation></text:span></text:p>
      <text:p text:style-name="P18">Il design scelto è stato implementato tenendo in considerazione le seguenti metriche per la realizzazione del modulo hardware:</text:p>
      <text:list xml:id="list1876526440" text:style-name="L4">
        <text:list-item>
          <text:p text:style-name="P49"><text:span text:style-name="T8">prestazion</text:span><text:span text:style-name="T16">i</text:span><text:span text:style-name="T8">: </text:span><text:span text:style-name="T16">invece di salvare tutto il messaggio in una memoria, calcolare il CRC, salvare quest’ultimo e poi inviare </text:span><text:span text:style-name="T20">tutti i T bit, </text:span><text:span text:style-name="T16">il nostro modulo </text:span><text:span text:style-name="T8">impiega </text:span><text:span text:style-name="T20">un numero pari a F</text:span><text:span text:style-name="T8"> cicli di clock p</text:span><text:span text:style-name="T12">rima di</text:span><text:span text:style-name="T8"> inviare l’intero messaggi</text:span><text:span text:style-name="T16">o, </text:span><text:span text:style-name="T22">cioè quelli strettamente necessari </text:span><text:span text:style-name="T26">a CRC_LOGIC per il calcolo de</text:span><text:span text:style-name="T22">l codice senza perdere tempo</text:span><text:span text:style-name="T16">;</text:span></text:p>
        </text:list-item>
        <text:list-item>
          <text:p text:style-name="P38">robustezza: ogni modulo è stato realizzato pensando e testando i casi in cui si potrebbe avere un input indesiderato o che possa portare a output non definiti, <text:span text:style-name="T35">a tal proposito è stato sviluppato </text:span><text:span text:style-name="T45">una semplice procedura di controllo tra output fornito dal nostro modulo e output atteso;</text:span></text:p>
        </text:list-item>
        <text:list-item>
          <text:p text:style-name="P39">occupazione di area: gli elementi sono stati pensati e implementati avendo in mente la minore occupazione di area possibile per il chip anche grazie a un design che permette il riutilizzo dei moduli per fungere sia da logica di calcolo, sia da celle di memoria <text:span text:style-name="T35">e scegliendo componenti che occupano il minore spazio possibile ma che permettano di far funzionare correttamente il modulo</text:span>;</text:p>
        </text:list-item>
        <text:list-item>
          <text:p text:style-name="P50"><text:span text:style-name="T8">riutilizzo della proprietà intellettuale</text:span><text:span text:style-name="T8"><office:annotation><dc:creator>Unknown Author</dc:creator><dc:date>2013-01-13T16:05:11</dc:date><text:p text:style-name="P52"><text:span text:style-name="T51">IP si riferisce a quando uno ha ideato qualcosa e lo concede in licenza, il solo poter riutilizzar non basta.</text:span></text:p><text:p text:style-name="P52"><text:span text:style-name="T51"/></text:p><text:p text:style-name="P52"><text:span text:style-name="T51">Cambierei con: Riutilizzabilità del codice</text:span></text:p><text:p text:style-name="P52"><text:span text:style-name="T51">Aggiungendo che si può cambiare il polinomio e la lunghezza del polinomio</text:span></text:p></office:annotation></text:span><text:span text:style-name="T8">: sono stati creati moduli generici </text:span><text:span text:style-name="T12">quali</text:span><text:span text:style-name="T8"> il CRC_LOGIC e il CRC_CONTROLLER che possono essere usati per altri progetti;</text:span></text:p>
        </text:list-item>
        <text:list-item>
          <text:p text:style-name="P39">manutenzione: il codice VHDL è stato scritto per essere il più chiaro possibile in modo che chiunque possa essere in grado di leggerlo senza difficoltà.</text:p>
          <text:p text:style-name="P39"/>
        </text:list-item>
      </text:list>
      <text:p text:style-name="P11">IMPLEMENTAZIONE DEI BLOCCHI:<text:span text:style-name="T47">[TITOLO]</text:span></text:p>
      <text:p text:style-name="P11">SHIFT_REGISTER:<text:span text:style-name="T47">[SOTTOTITOLO]</text:span><text:line-break/>[immagine di uno shift register presa a caso su eternit]</text:p>
      <text:p text:style-name="P10">È stato scelto uno shift register perché permette di temporizzare l’uscita con il clock e perché è stato necessario inserire un ritardo di <text:span text:style-name="T35">F</text:span> cicli di clock per il calcolo del CRC. </text:p>
      <text:p text:style-name="P10"><text:soft-page-break/><text:span text:style-name="T45">In generale il </text:span><text:span text:style-name="T35">modulo deve aspettare un numero di cicli di clock pari al numero di flip flop che compongono </text:span><text:span text:style-name="T37">il</text:span><text:span text:style-name="T35"> CRC_LOGIC.</text:span></text:p>
      <text:p text:style-name="P19"/>
      <text:p text:style-name="P11">CRC_LOGIC:<text:span text:style-name="T47">[SOTTOTITOLO]</text:span></text:p>
      <text:p text:style-name="P2"><text:span text:style-name="T5">[DIAGRAMMA A BLOCCHI CRC_LOGIC][DIAGRAMMA DO_XOR]</text:span><text:span text:style-name="T9">[TRUTH TABLE DI DO_XOR]</text:span></text:p>
      <text:p text:style-name="P20">Il modulo che implementa la logica non è che uno shift register con la possibilità di inserire le celle DO_XOR tra un flip flop e l’altro in modo da <text:span text:style-name="T36">poter configurare il modulo perché possa calcolare polinomi differenti da quello fornito nelle specifiche</text:span>.</text:p>
      <text:p text:style-name="P21"><text:span text:style-name="T36">Ogni cella DO_XOR abilita la funzione xor solo se enable_</text:span><text:span text:style-name="T37">crc</text:span><text:span text:style-name="T36"> è attivo, in questo modo si ottimizza il design del componente senza dover utilizzare due shift register, uno dei quali adibito al solo salvataggio e invio del CRC </text:span><text:span text:style-name="T37">dopo averlo calcolato</text:span><text:span text:style-name="T36">.</text:span> <office:annotation><dc:creator>Unknown Author</dc:creator><dc:date>2013-01-13T16:18:20</dc:date><text:p text:style-name="P52"><text:span text:style-name="T51">Inserire: Se lo XOR non viene abilitato, CRC_LOGIC diventa un comune shift_register</text:span></text:p></office:annotation></text:p>
      <text:p text:style-name="P21">Il modulo è stato creato in maniera tale da essere configurabile grazie all’uso di generic, rimandiamo al codice VHDL per i dettagli.</text:p>
      <text:p text:style-name="P29"><text:span text:style-name="T6">Nel nostro caso il modulo implementa la divisione polinomiale tra il messaggio </text:span><text:span text:style-name="T23">in input</text:span><text:span text:style-name="T6"> e il polinomio dato dalle specifiche (x^8+x^4+x^2+1)</text:span><text:span text:style-name="T6"><office:annotation><dc:creator>Unknown Author</dc:creator><dc:date>2013-01-13T16:19:19</dc:date><text:p text:style-name="P52"><text:span text:style-name="T51">Forse è il caso di riassumere le specifiche anche in una appendice?</text:span></text:p></office:annotation></text:span><text:span text:style-name="T6">. All’inizio della ricezione del messaggio il modulo è resettato in modo da eliminare elementi di disturbo che potrebbero essere presenti nelle celle di memoria. Questo comportamento è stato introdotto per </text:span><text:span text:style-name="T23">motivi di robustezza.</text:span></text:p>
      <text:p text:style-name="P12"/>
      <text:p text:style-name="P14">CRC_CONTROLLER:<text:span text:style-name="T47">[SOTTOTITOLO]</text:span></text:p>
      <text:p text:style-name="P13"><text:span text:style-name="T43">È</text:span> un contatore generico che conta i cicli di clock e fornisce in output <text:span text:style-name="T40">due</text:span> uscit<text:span text:style-name="T40">e </text:span><text:span text:style-name="T39">che rimangono attive per un numero di cicli di clock configurabile. </text:span></text:p>
      <text:p text:style-name="P23">Per questo modulo abbiamo provveduto all’implementazione di due architetture per avere due comportamenti diversi a seconda delle necessità dell’utente:</text:p>
      <text:p text:style-name="P23"/>
      <text:list xml:id="list1843309158" text:style-name="L5">
        <text:list-item>
          <text:p text:style-name="P40">ARCHITETTURA NO_PRELOAD:</text:p>
          <text:p text:style-name="P40">[TIMING DIAGRAM]</text:p>
          <text:p text:style-name="P41"><text:span text:style-name="T38">tra due invii di messaggio + CRC è presente un byte nullo in modo che un ricevente possa riconoscere quando iniziano i messaggi. Questo è stato pensato per l’utilizzo di un ricevitore che non </text:span><text:span text:style-name="T43">si aspetta una trasmissione continua dei messaggi</text:span><text:span text:style-name="T38">.</text:span></text:p>
          <text:p text:style-name="P43">Nel funzionamento da destinatario il modulo invia comunque il byte nullo per separare i messaggi, questo implica che se il messaggio è corretto si avranno un totale di 16 bit posti a zero (8 a zero per segnalare il corretto ricevimento del messaggio e 8 bit di separazione tra i messaggi).</text:p>
          <text:p text:style-name="P42"><text:span text:style-name="T39">In questa architettura </text:span><text:span text:style-name="T43">l</text:span><text:span text:style-name="T39">’uscita Q rimane attiva per un numero di cicli di clock doppio rispetto a U per aggiungere il byte nullo al termine dell’invio del messaggio.</text:span><text:span text:style-name="T39"><office:annotation><dc:creator>Unknown Author</dc:creator><dc:date>2013-01-13T16:22:07</dc:date><text:p text:style-name="P52"><text:span text:style-name="T51">Un altro vantaggio si ha perché l'utilizzatore del modulo con questa architettura può maneggiare un solo messaggio alla volta. Non esistono momenti in cui due messaggi coesistono all'ingresso e all'uscita.</text:span></text:p></office:annotation></text:span></text:p>
          <text:p text:style-name="P44"/>
        </text:list-item>
        <text:list-item>
          <text:p text:style-name="P40">ARCHITETTURA PRELOAD:</text:p>
          <text:p text:style-name="P40">[TIMING DIAGRAM]</text:p>
          <text:p text:style-name="P40">non ci sono separazioni tra i messaggi inviati in modo da velocizzare la spedizione creando un bit stream continuo. </text:p>
          <text:p text:style-name="P42"><text:span text:style-name="T39">Le uscite si attivano una dopo l’altra, prima Q poi U </text:span><text:span text:style-name="T44">per il numero di clock impostato durante la compilazione del modulo</text:span><text:span text:style-name="T39">.</text:span></text:p>
          <text:p text:style-name="P44">Questa architettura è stata pensata per l’utilizzo del modulo in dispositivi con ricevitore avente clock sincrono rispetto al trasmettitore.</text:p>
          <text:p text:style-name="P44"/>
        </text:list-item>
      </text:list>
      <text:p text:style-name="P1"><text:span text:style-name="T24">I</text:span><text:span text:style-name="T7"> segnal</text:span><text:span text:style-name="T14">i</text:span><text:span text:style-name="T7"> di uscita del modulo </text:span><text:span text:style-name="T6">determina</text:span><text:span text:style-name="T14">no</text:span><text:span text:style-name="T6">:</text:span></text:p>
      <text:list xml:id="list923581430" text:style-name="L6">
        <text:list-item>
          <text:p text:style-name="P45">quando si multiplexa l’uscita tra input e uscita del CRC_LOGIC; <office:annotation><dc:creator>Unknown Author</dc:creator><dc:date>2013-01-13T16:27:00</dc:date><text:p text:style-name="P52"><text:span text:style-name="T51">Si commuta</text:span></text:p></office:annotation></text:p>
        </text:list-item>
        <text:list-item>
          <text:p text:style-name="P45">quando si ignora l’input perché è in corso la trasmissione degli F bit del CRC;</text:p>
        </text:list-item>
        <text:list-item>
          <text:p text:style-name="P51"><text:span text:style-name="T7">quando si disabilita </text:span><text:span text:style-name="T21">la logica DO_XOR di CRC_LOGI C </text:span><text:span text:style-name="T9">per inviare i bit del codice.</text:span></text:p>
        </text:list-item>
      </text:list>
      <text:p text:style-name="P26"><text:span text:style-name="T14">Nel nostro modulo sono stati utilizzati questi segnali per poter temporizzare l’invio del messaggio, il calcolo del CRC e l’invio del CRC. </text:span><text:span text:style-name="T25">I</text:span><text:span text:style-name="T14">n pratica i moduli DO_XOR del CRC Logic devono essere </text:span><text:soft-page-break/><text:span text:style-name="T14">spenti per 8 cicli in modo da inviare il CRC contiguamente al messaggio in uscita.</text:span></text:p>
      <text:p text:style-name="P9"/>
      <text:p text:style-name="P16">MULTIPLEXER:<text:span text:style-name="T47">[SOTTOTITOLO]</text:span></text:p>
      <text:p text:style-name="P15">[DIAGRAMMA DEL MULTIPLEXER]</text:p>
      <text:p text:style-name="P15">Semplice multiplexer al cui segnale di controllo dell’output si connette il segnale uscente dal CRC_CONTROLLER in modo da inviare il CRC verso l<text:span text:style-name="T30">ine_out </text:span><text:span text:style-name="T46">dopo 56 cicli di clock.</text:span></text:p>
      <text:p text:style-name="P15"/>
      <text:p text:style-name="P16">MD_ENABLE:<text:span text:style-name="T47">[SOTTOTITOLO]</text:span></text:p>
      <text:p text:style-name="P15">[DIAGRAMMA LOGICA MD_ENABLE][TRUTH TABLE DEL MODULO]</text:p>
      <text:p text:style-name="P15">Controlla che il segnale di CRC_CONTROLLER non interrompa l’input durante il funzionamento in modalità destinatari<text:span text:style-name="T31">o. </text:span><text:span text:style-name="T41">L’input deve essere interrotto </text:span><text:span text:style-name="T42">in modalità </text:span><text:span text:style-name="T46">mittente e non in modalità destinatario.</text:span></text:p>
      <text:p text:style-name="P5"/>
      <text:p text:style-name="P25">INPUT TIMING DIAGRAM:[TIMING DIAGRA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13T16:29:04</dc:date>
    <meta:editing-duration>PT12H17M33S</meta:editing-duration>
    <meta:editing-cycles>24</meta:editing-cycles>
    <meta:generator>LibreOffice/3.6$Linux_X86_64 LibreOffice_project/360m1$Build-3</meta:generator>
    <meta:document-statistic meta:table-count="0" meta:image-count="0" meta:object-count="0" meta:page-count="5" meta:paragraph-count="80" meta:word-count="1696" meta:character-count="10634" meta:non-whitespace-character-count="9042"/>
  </office:meta>
</office:document-meta>
</file>